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cf1" officeooo:paragraph-rsid="0016ccf1"/>
    </style:style>
    <style:style style:name="T1" style:family="text">
      <style:text-properties officeooo:rsid="00187c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wdawdawdw<text:span text:style-name="T1">adwa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2:23:42.017399961</meta:creation-date>
    <dc:date>2023-02-07T22:24:28.521776322</dc:date>
    <meta:editing-duration>PT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6" meta:non-whitespace-character-count="16"/>
  </office:meta>
</office:document-meta>
</file>